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Kit Big Data</text:p>
      <text:p text:style-name="P1"/>
      <text:p text:style-name="P1"/>
      <text:p text:style-name="P1"/>
      <text:p text:style-name="P1"/>
      <text:p text:style-name="P1"/>
      <text:p text:style-name="P2">Webapp streamlit</text:p>
      <text:p text:style-name="P2"/>
      <text:p text:style-name="P2"/>
      <text:p text:style-name="P2"/>
      <text:p text:style-name="P2">Il faut que ça soit représentatif d'un bon niveau de présentation, développement</text:p>
      <text:p text:style-name="P2"/>
      <text:p text:style-name="P2">Objectif :</text:p>
      <text:p text:style-name="P2"/>
      <text:p text:style-name="P2">On va manipuler des données avec pygWalker, </text:p>
      <text:p text:style-name="P2">Faire des READ.me</text:p>
      <text:p text:style-name="P2"/>
      <text:p text:style-name="P2">On va donner en livrable le lien du projet git, et dans le READ.me, le lien URL de l'app qui tourne. Ca devrait être gratuit de la lancer</text:p>
      <text:p text:style-name="P2"/>
      <text:p text:style-name="P2"/>
      <text:p text:style-name="P2"/>
      <text:p text:style-name="P2">Envoyer un mail avec les noms prénoms des gens du groupe </text:p>
      <text:p text:style-name="P2"/>
      <text:p text:style-name="P2"/>
      <text:p text:style-name="P2"/>
      <text:p text:style-name="P2"/>
      <text:p text:style-name="P2"/>
      <text:p text:style-name="P2"/>
      <text:p text:style-name="P2"/>
      <text:p text:style-name="P2">Pour le 01/10 :</text:p>
      <text:p text:style-name="P2"/>
      <text:p text:style-name="P2">Idées de features sur le dataset</text:p>
      <text:p text:style-name="P2"/>
      <text:p text:style-name="P2">Il y a 8022 Ids d'ingrédients, certains se répètent. Certains Ids ne sont jamais présents, j'en ai fais un screen</text:p>
      <text:p text:style-name="P2"/>
      <text:p text:style-name="P2">Comment on fait lorsque plusieurs ingrédients partagent le même ID ? </text:p>
      <text:p text:style-name="P2"/>
      <text:p text:style-name="P2">J'ai pas compris c'était quoi ingredient_tokens</text:p>
      <text:p text:style-name="P2"/>
      <text:p text:style-name="P3">Idées :</text:p>
      <text:p text:style-name="P4"/>
      <text:list xml:id="list77925615041164629" text:style-name="L1">
        <text:list-item>
          <text:p text:style-name="P7">Moteur de recherche de recettes à partir des ingrédients, ils apparaissent classés par notation (notes dans interaction_test). On peut soit mettre les noms des ingrédients séparés par des espaces, soit par des virgules , .</text:p>
        </text:list-item>
        <text:list-item>
          <text:p text:style-name="P7">Certaines Ids d'ingrédients bien plus fréquentes que d'autres. Certaines Ids d'ingrédients ne sont jamais apparu dans les données (ex:24)</text:p>
        </text:list-item>
        <text:list-item>
          <text:p text:style-name="P7">Peut-être observer les goûts des utilsateurs en regardant les ingrédients les plus utilisées ?</text:p>
        </text:list-item>
        <text:list-item>
          <text:p text:style-name="P7">Recommandations « classiques » avec les ingrédients très utilisés et « originales » avec les ingrédients moins utilisés</text:p>
        </text:list-item>
        <text:list-item>
          <text:p text:style-name="P7">Trier selon « recettes rapides » pour les recettes avec peu de temps (selon raw_recipes.csv), et recettes longues</text:p>
        </text:list-item>
        <text:list-item>
          <text:p text:style-name="P7">Moteur de recherche va aussi prioriser les plats les plus vus/commentés et les utilisateurs qui <text:soft-page-break/>postent le plus de recette (algo youtube mdrrr)</text:p>
        </text:list-item>
        <text:list-item>
          <text:p text:style-name="P7">Recettes faites plus ou moins souvent, donc recos « classiques » ou « originales » (on peut demander comme sur youtube « classer par le plus vu / le moins vu »)</text:p>
        </text:list-item>
        <text:list-item>
          <text:p text:style-name="P7">Barre de choix du temps de préparation (genre tu choisis une tranche « 5-10min », « 10-15min »)</text:p>
        </text:list-item>
        <text:list-item>
          <text:p text:style-name="P7">« Les recommandations de la semaine »</text:p>
        </text:list-item>
      </text:list>
      <text:p text:style-name="P4"/>
      <text:p text:style-name="P4"/>
      <text:p text:style-name="P4"/>
      <text:p text:style-name="P4"/>
      <text:p text:style-name="P4"/>
      <text:p text:style-name="P4"/>
      <text:p text:style-name="P4">Réu 01/10 :</text:p>
      <text:p text:style-name="P4"/>
      <text:p text:style-name="P4">Idée Jojo : </text:p>
      <text:p text:style-name="P4"/>
      <text:list xml:id="list2284172354858426014" text:style-name="L2">
        <text:list-item>
          <text:p text:style-name="P8">mettre ensemble ratings et recettes pour propositions pour les allergiques (donc excluant certains ingrédients)</text:p>
        </text:list-item>
        <text:list-item>
          <text:p text:style-name="P8">Recettes vegans, recettes modernes</text:p>
        </text:list-item>
        <text:list-item>
          <text:p text:style-name="P8">Analyse de l'évoluton des trends , genre à quelle saison les gens mangent quoi (Très chaud). Par saisons. </text:p>
        </text:list-item>
        <text:list-item>
          <text:p text:style-name="P8">Recommandation ciblée!! En focntion des saisons par ex., genre « top 3 automne », « top 3 hiver »</text:p>
        </text:list-item>
        <text:list-item>
          <text:p text:style-name="P8">Pondérer les notations en fonction de 'trust profile' or not</text:p>
        </text:list-item>
        <text:list-item>
          <text:p text:style-name="P8"/>
        </text:list-item>
      </text:list>
      <text:p text:style-name="P4"/>
      <text:p text:style-name="P4"/>
      <text:p text:style-name="P4">Cécile : </text:p>
      <text:p text:style-name="P4"/>
      <text:list xml:id="list3945578751010576849" text:style-name="L3">
        <text:list-item>
          <text:p text:style-name="P9">suggestions par nb de calories, tranches + ingrédients</text:p>
        </text:list-item>
        <text:list-item>
          <text:p text:style-name="P9"/>
        </text:list-item>
      </text:list>
      <text:p text:style-name="P4"/>
      <text:p text:style-name="P4"/>
      <text:p text:style-name="P4"/>
      <text:p text:style-name="P4">Recipee : dans 1 les ratings et review, utilisateurs</text:p>
      <text:p text:style-name="P4"/>
      <text:p text:style-name="P4"/>
      <text:p text:style-name="P4">autre : recette</text:p>
      <text:p text:style-name="P4"/>
      <text:p text:style-name="P4"/>
      <text:p text:style-name="P3">Questions :</text:p>
      <text:p text:style-name="P3"/>
      <text:p text:style-name="P4">On doit faire des LLM ?</text:p>
      <text:p text:style-name="P4"/>
      <text:p text:style-name="P4">Si tu veux faire ciblé oui, mais trop galère </text:p>
      <text:p text:style-name="P4"/>
      <text:p text:style-name="P5">Conclusions</text:p>
      <text:p text:style-name="P4"/>
      <text:p text:style-name="P3">Donc un moteur de recherche avec mots clés ingrédients, recettes, et pleins de petites barres pour choisir genre temps de cuisson, originalité, populaire/rare, régime...</text:p>
      <text:p text:style-name="P3"/>
      <text:p text:style-name="P3"/>
      <text:p text:style-name="P3">Analyse : analyse des habitudes alimentaires par saison/ par unité de temps/ par événement (halloween, noël) pour remarquer, constater des choses qu'on sait pas forcément (ingrédients <text:soft-page-break/>les plus utilisés à tel saison, temps de cuisson (les gens cuisinent plus l'hiver ou l'été?), camemert de est-ce que les gens mangent vegan, mangent plus ou moins calorique.</text:p>
      <text:p text:style-name="P3"/>
      <text:p text:style-name="P3">Pour le 04/10 : montrer les conclusions à la prof</text:p>
      <text:p text:style-name="P3"/>
      <text:p text:style-name="P3"/>
      <text:p text:style-name="P3"/>
      <text:p text:style-name="P3">04/10 : </text:p>
      <text:p text:style-name="P3"/>
      <text:p text:style-name="P3"/>
      <text:p text:style-name="P4">Dossier dans lequel on a les fichiers qui gèrent el load du csv, ses modifs., et que t'ai juste à l'appeller pour avoir le dataframe et le visualiser</text:p>
      <text:p text:style-name="P4"/>
      <text:p text:style-name="P4">.yml : on créé un nouvel environnement à chaque fois qu'on push, sur lequel on installe poetry et les autres trucs de tests ..</text:p>
      <text:p text:style-name="P4"/>
      <text:p text:style-name="P4"/>
      <text:p text:style-name="P4"/>
      <text:p text:style-name="P4">Plan :</text:p>
      <text:list xml:id="list3610798582773999862" text:style-name="L4">
        <text:list-item>
          <text:p text:style-name="P10">On fait chacun une analyse, un premier truc avec visualisation, calculs statistiques etc... Sans git</text:p>
        </text:list-item>
        <text:list-item>
          <text:p text:style-name="P10">On reprend tout ça pour le permettre sous le bon format, avec le git. On garde la meilleure façon de trier les données/ on prend les trucs biens ça et là </text:p>
        </text:list-item>
      </text:list>
      <text:p text:style-name="P4"/>
      <text:p text:style-name="P4"/>
      <text:p text:style-name="P4">Pour la prochaine réu : Jojo et Moi sur analyse en fonction du temps, ce qu'on veut </text:p>
      <text:p text:style-name="P4"/>
      <text:p text:style-name="P4"/>
      <text:p text:style-name="P4">→ On veut pas que le site ça soit un moteur de recherche simplement. Elle veut qu'on tire de la connaissance, de la valeur des données qu'on a </text:p>
      <text:p text:style-name="P4"/>
      <text:p text:style-name="P4"/>
      <text:p text:style-name="P4"/>
      <text:p text:style-name="P4"/>
      <text:p text:style-name="P4">15/10 :</text:p>
      <text:p text:style-name="P4"/>
      <text:p text:style-name="P4">Colonne n_steps sert vraiment pas à grand chose pck c'est les utilisateurs qui choisissent si c'est '1 étape' pour un truc ou 10 étapes pour un truc. Il faut utiliser les mots clés dedans uniquement, on a déjà une liste de ces mots clés. </text:p>
      <text:p text:style-name="P4"/>
      <text:p text:style-name="P4"/>
      <text:p text:style-name="P3">Pour la prochaine fois :</text:p>
      <text:p text:style-name="P3">→ Chacun continue son truc, moi je fais regression linéaire sur mes données avec Chi-2, je cherche des corrélations, j'affiche des camemberts, diagrammes </text:p>
      <text:p text:style-name="P3"/>
      <text:p text:style-name="P3"/>
      <text:p text:style-name="P3"/>
      <text:p text:style-name="P3">04/11 :</text:p>
      <text:p text:style-name="P3"/>
      <text:p text:style-name="P4">Débat Jo-Dan : On fait des petites bases de données pour chaque application, pas une globale. On commence l'analyse avec tout </text:p>
      <text:p text:style-name="P4"/>
      <text:p text:style-name="P4"/>
      <text:p text:style-name="P4"/>
      <text:p text:style-name="P4"><text:soft-page-break/>Applications : </text:p>
      <text:p text:style-name="P4"/>
      <text:p text:style-name="P4">Tops </text:p>
      <text:p text:style-name="P4"/>
      <text:p text:style-name="P4">Ingrédients tops par saison</text:p>
      <text:p text:style-name="P4"/>
      <text:p text:style-name="P4">On veut des applications avec des tableaux déroulants et curseurs :</text:p>
      <text:p text:style-name="P4"/>
      <text:p text:style-name="P4">curseur du temps de cuisson, avec camembert des saisons dynamique qui montre le pourcentage de recettes qu'il reste au dessus de ce temps de cuisson, ar saison (l'idée c'est que genre plus on monte plus hiver grandit tu vois)</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Hayoun</meta:initial-creator>
    <meta:creation-date>2024-09-26T16:35:47</meta:creation-date>
    <dc:date>2024-11-04T15:01:38</dc:date>
    <dc:creator>Dan Hayoun</dc:creator>
    <meta:editing-duration>P1DT4H40M37S</meta:editing-duration>
    <meta:editing-cycles>53</meta:editing-cycles>
    <meta:generator>OpenOffice/4.1.0$Unix OpenOffice.org_project/410m18$Build-9764</meta:generator>
    <meta:document-statistic meta:table-count="0" meta:image-count="0" meta:object-count="0" meta:page-count="4" meta:paragraph-count="60" meta:word-count="820" meta:character-count="4708"/>
  </office:meta>
</office:document-meta>
</file>